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6" style:family="paragraph" style:parent-style-name="Standard">
      <style:paragraph-properties fo:line-height="100%"/>
      <style:text-properties officeooo:paragraph-rsid="0050206f"/>
    </style:style>
    <style:style style:name="P7" style:family="paragraph" style:parent-style-name="Standard">
      <style:paragraph-properties fo:line-height="100%"/>
      <style:text-properties officeooo:paragraph-rsid="005342bd"/>
    </style:style>
    <style:style style:name="P8" style:family="paragraph" style:parent-style-name="Standard">
      <style:paragraph-properties fo:line-height="100%" fo:text-align="center" style:justify-single-word="false"/>
      <style:text-properties officeooo:paragraph-rsid="005342bd"/>
    </style:style>
    <style:style style:name="P9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4pt" fo:language="uk" fo:country="UA" officeooo:paragraph-rsid="0050206f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5342bd" style:font-size-asian="14pt" style:font-name-complex="Times New Roman" style:font-size-complex="12pt"/>
    </style:style>
    <style:style style:name="P12" style:family="paragraph" style:parent-style-name="Standard">
      <style:paragraph-properties fo:line-height="100%"/>
      <style:text-properties style:font-name="Times New Roman" fo:font-size="14pt" fo:language="uk" fo:country="UA" officeooo:paragraph-rsid="005342bd" style:font-size-asian="14pt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paragraph-rsid="005342bd" style:font-size-asian="14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5342bd" style:font-size-asian="14pt" style:font-name-complex="Times New Roman" style:font-size-complex="12pt"/>
    </style:style>
    <style:style style:name="P17" style:family="paragraph" style:parent-style-name="Standard">
      <style:text-properties style:font-name="Times New Roman" fo:font-size="14pt" fo:language="uk" fo:country="UA" officeooo:paragraph-rsid="005342bd" style:font-size-asian="14pt" style:font-name-complex="Times New Roman" style:font-size-complex="14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5342bd" style:font-size-asian="14pt" style:font-weight-asian="bold" style:font-name-complex="Times New Roman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5591f9" officeooo:paragraph-rsid="005342bd" style:font-size-asian="14pt" style:font-weight-asian="bold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5342bd" style:font-size-asian="14pt" style:font-weight-asian="bold" style:font-name-complex="Times New Roman" style:font-size-complex="14pt" style:font-weight-complex="bold"/>
    </style:style>
    <style:style style:name="P21" style:family="paragraph" style:parent-style-name="Standard">
      <style:paragraph-properties fo:line-height="100%" fo:text-align="center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fo:font-weight="bold" officeooo:rsid="004cf7a1" officeooo:paragraph-rsid="005342bd" style:font-name-asian="Times New Roman1" style:font-size-asian="14pt" style:font-weight-asian="bold" style:font-name-complex="Times New Roman" style:font-size-complex="14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5342bd" style:font-name-asian="Times New Roman1" style:font-size-asian="14pt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342bd" style:font-name-asian="Times New Roman1" style:font-size-asian="14pt" style:font-name-complex="Times New Roman" style:font-size-complex="12pt"/>
    </style:style>
    <style:style style:name="P2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342bd" style:font-name-asian="Times New Roman1" style:font-size-asian="14pt" style:font-name-complex="Times New Roman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342bd" style:font-size-asian="14pt" style:font-weight-asian="normal" style:font-name-complex="Times New Roman" style:font-size-complex="12pt" style:font-weight-complex="normal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paragraph-rsid="005342bd" style:font-size-asian="14pt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342bd" style:font-size-asian="14pt" style:font-weight-asian="normal" style:font-name-complex="Times New Roman" style:font-size-complex="14pt" style:font-weight-complex="normal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5342bd" style:font-size-asian="12pt" style:font-name-complex="Times New Roman" style:font-size-complex="12pt"/>
    </style:style>
    <style:style style:name="P29" style:family="paragraph" style:parent-style-name="Standard">
      <style:paragraph-properties fo:line-height="100%"/>
      <style:text-properties style:font-name="Times New Roman" fo:font-size="12pt" fo:language="uk" fo:country="UA" officeooo:paragraph-rsid="005342bd" style:font-size-asian="12pt" style:font-name-complex="Times New Roman" style:font-size-complex="12p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rsid="0055d0d1" officeooo:paragraph-rsid="005342bd" style:font-size-asian="12pt" style:font-name-complex="Times New Roman" style:font-size-complex="12pt"/>
    </style:style>
    <style:style style:name="P31" style:family="paragraph" style:parent-style-name="Standard">
      <style:paragraph-properties fo:line-height="100%" fo:text-align="center" style:justify-single-word="false">
        <style:tab-stops>
          <style:tab-stop style:position="13.753cm"/>
        </style:tab-stops>
      </style:paragraph-properties>
      <style:text-properties style:font-name="Times New Roman" fo:font-size="12pt" fo:language="uk" fo:country="UA" fo:font-weight="bold" officeooo:rsid="007492e0" officeooo:paragraph-rsid="005342bd" style:font-name-asian="Times New Roman1" style:font-size-asian="12pt" style:font-weight-asian="bold" style:font-name-complex="Times New Roman" style:font-size-complex="12pt" style:font-weight-complex="bold"/>
    </style:style>
    <style:style style:name="P3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>
      <style:text-properties style:font-name="Times New Roman" fo:font-size="12pt" officeooo:paragraph-rsid="005342bd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5342b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officeooo:paragraph-rsid="005342bd" style:font-size-asian="14pt" style:font-weight-asian="bold" style:font-name-complex="Times New Roman" style:font-size-complex="14pt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5e13a6" style:font-size-asian="14pt" style:font-name-complex="Times New Roman" style:font-size-complex="12pt"/>
    </style:style>
    <style:style style:name="T4" style:family="text">
      <style:text-properties style:font-name="Times New Roman" fo:font-size="14pt" fo:language="uk" fo:country="UA" officeooo:rsid="000f0310" style:font-size-asian="14pt" style:font-name-complex="Times New Roman" style:font-size-complex="12pt"/>
    </style:style>
    <style:style style:name="T5" style:family="text">
      <style:text-properties style:font-name="Times New Roman" fo:font-size="14pt" fo:language="uk" fo:country="UA" officeooo:rsid="00501378" style:font-size-asian="14pt" style:font-name-complex="Times New Roman" style:font-size-complex="12pt"/>
    </style:style>
    <style:style style:name="T6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7" style:family="text">
      <style:text-properties style:font-name="Times New Roman" fo:font-size="14pt" fo:language="uk" fo:country="UA" officeooo:rsid="00501378" style:font-size-asian="14pt" style:font-name-complex="Times New Roman" style:font-size-complex="12pt" style:font-style-complex="italic" style:font-weight-complex="bold"/>
    </style:style>
    <style:style style:name="T8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9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10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11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12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13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14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15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16" style:family="text">
      <style:text-properties style:font-name="Times New Roman" fo:font-size="14pt" fo:language="uk" fo:country="UA" fo:font-weight="bold" officeooo:rsid="0055d0d1" style:font-size-asian="14pt" style:font-weight-asian="bold" style:font-name-complex="Times New Roman" style:font-size-complex="12pt" style:font-weight-complex="bold"/>
    </style:style>
    <style:style style:name="T17" style:family="text">
      <style:text-properties style:font-name="Times New Roman" fo:font-size="14pt" fo:language="uk" fo:country="UA" fo:font-weight="bold" officeooo:rsid="0050c0e0" style:font-size-asian="14pt" style:font-weight-asian="bold" style:font-name-complex="Times New Roman" style:font-size-complex="12pt" style:font-weight-complex="bold"/>
    </style:style>
    <style:style style:name="T18" style:family="text">
      <style:text-properties style:font-name="Times New Roman" fo:font-size="14pt" fo:language="uk" fo:country="UA" fo:font-weight="bold" officeooo:rsid="005a99ca" style:font-size-asian="14pt" style:font-weight-asian="bold" style:font-name-complex="Times New Roman" style:font-size-complex="12pt" style:font-weight-complex="bold"/>
    </style:style>
    <style:style style:name="T19" style:family="text">
      <style:text-properties style:font-name="Times New Roman" fo:font-size="14pt" fo:language="uk" fo:country="UA" fo:font-weight="normal" officeooo:rsid="0055d0d1" style:font-size-asian="14pt" style:font-weight-asian="normal" style:font-name-complex="Times New Roman" style:font-size-complex="14pt" style:font-weight-complex="normal"/>
    </style:style>
    <style:style style:name="T20" style:family="text">
      <style:text-properties style:font-name="Times New Roman" fo:font-size="14pt" fo:language="uk" fo:country="UA" fo:font-weight="normal" officeooo:rsid="005aeb78" style:font-size-asian="14pt" style:font-weight-asian="normal" style:font-name-complex="Times New Roman" style:font-size-complex="14pt" style:font-weight-complex="normal"/>
    </style:style>
    <style:style style:name="T21" style:family="text">
      <style:text-properties style:font-name="Times New Roman" fo:font-size="14pt" fo:language="uk" fo:country="UA" fo:font-weight="normal" officeooo:rsid="00571823" style:font-size-asian="14pt" style:font-weight-asian="normal" style:font-name-complex="Times New Roman" style:font-size-complex="14pt" style:font-weight-complex="normal"/>
    </style:style>
    <style:style style:name="T22" style:family="text">
      <style:text-properties style:font-name="Times New Roman" fo:font-size="14pt" fo:language="uk" fo:country="UA" fo:font-weight="normal" officeooo:rsid="005b71fb" style:font-size-asian="14pt" style:font-weight-asian="normal" style:font-name-complex="Times New Roman" style:font-size-complex="14pt" style:font-weight-complex="normal"/>
    </style:style>
    <style:style style:name="T23" style:family="text">
      <style:text-properties style:font-name="Times New Roman" fo:font-size="14pt" fo:language="uk" fo:country="UA" fo:font-weight="normal" officeooo:rsid="00571823" style:font-size-asian="14pt" style:font-weight-asian="normal" style:font-name-complex="Times New Roman" style:font-size-complex="16pt" style:font-weight-complex="normal"/>
    </style:style>
    <style:style style:name="T24" style:family="text">
      <style:text-properties style:font-name="Times New Roman" fo:font-size="14pt" fo:language="uk" fo:country="UA" fo:font-weight="normal" officeooo:rsid="005aeb78" style:font-size-asian="14pt" style:font-weight-asian="normal" style:font-name-complex="Times New Roman" style:font-size-complex="16pt" style:font-weight-complex="normal"/>
    </style:style>
    <style:style style:name="T25" style:family="text">
      <style:text-properties style:font-name="Times New Roman" fo:font-size="14pt" fo:language="uk" fo:country="UA" fo:font-weight="normal" officeooo:rsid="005b71fb" style:font-size-asian="14pt" style:font-weight-asian="normal" style:font-name-complex="Times New Roman" style:font-size-complex="16pt" style:font-weight-complex="normal"/>
    </style:style>
    <style:style style:name="T2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7" style:family="text">
      <style:text-properties officeooo:rsid="000f0310"/>
    </style:style>
    <style:style style:name="T28" style:family="text">
      <style:text-properties officeooo:rsid="00131462"/>
    </style:style>
    <style:style style:name="T29" style:family="text">
      <style:text-properties officeooo:rsid="0010dd33"/>
    </style:style>
    <style:style style:name="T30" style:family="text">
      <style:text-properties officeooo:rsid="00117476"/>
    </style:style>
    <style:style style:name="T31" style:family="text">
      <style:text-properties officeooo:rsid="0042ad5b"/>
    </style:style>
    <style:style style:name="T32" style:family="text">
      <style:text-properties officeooo:rsid="004c6e64"/>
    </style:style>
    <style:style style:name="T33" style:family="text">
      <style:text-properties style:font-size-complex="14pt"/>
    </style:style>
    <style:style style:name="T34" style:family="text">
      <style:text-properties style:font-size-complex="14pt" style:font-style-complex="italic" style:font-weight-complex="bold"/>
    </style:style>
    <style:style style:name="T35" style:family="text">
      <style:text-properties officeooo:rsid="0010dd33" style:font-size-complex="14pt"/>
    </style:style>
    <style:style style:name="T36" style:family="text">
      <style:text-properties officeooo:rsid="00117476" style:font-size-complex="14pt"/>
    </style:style>
    <style:style style:name="T37" style:family="text">
      <style:text-properties officeooo:rsid="00501378" style:font-style-complex="italic" style:font-weight-complex="bold"/>
    </style:style>
    <style:style style:name="T38" style:family="text">
      <style:text-properties style:use-window-font-color="true" officeooo:rsid="00310f2c" style:font-name-asian="Times New Roman" style:font-size-complex="14pt" style:language-complex="ar" style:country-complex="SA" style:font-style-complex="italic" style:font-weight-complex="bold"/>
    </style:style>
    <style:style style:name="T39" style:family="text">
      <style:text-properties style:use-window-font-color="true" style:font-name="Times New Roman" fo:font-size="14pt" fo:language="uk" fo:country="UA" officeooo:rsid="000f0310" style:font-name-asian="Times New Roman" style:font-size-asian="14pt" style:font-name-complex="Times New Roman" style:font-size-complex="12pt" style:language-complex="ar" style:country-complex="SA"/>
    </style:style>
    <style:style style:name="T40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Times New Roman" fo:font-size="14pt" fo:language="uk" fo:country="UA" officeooo:rsid="00464a7d" style:font-name-asian="Times New Roman" style:font-size-asian="14pt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Times New Roman" fo:font-size="14pt" fo:language="uk" fo:country="UA" officeooo:rsid="00310f2c" style:font-name-asian="Times New Roman" style:font-size-asian="14pt" style:font-name-complex="Times New Roman" style:font-size-complex="14pt" style:language-complex="ar" style:country-complex="SA" style:font-style-complex="italic" style:font-weight-complex="bold"/>
    </style:style>
    <style:style style:name="T44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1" style:font-size-complex="14pt" style:language-complex="ar" style:country-complex="SA"/>
    </style:style>
    <style:style style:name="T45" style:family="text">
      <style:text-properties style:use-window-font-color="true" style:font-name="Times New Roman" fo:font-size="14pt" fo:language="uk" fo:country="UA" officeooo:rsid="00512146" style:font-name-asian="Times New Roman" style:font-size-asian="14pt" style:font-name-complex="Times New Roman1" style:font-size-complex="14pt" style:language-complex="ar" style:country-complex="SA"/>
    </style:style>
    <style:style style:name="T46" style:family="text">
      <style:text-properties style:use-window-font-color="true" style:font-name="Times New Roman" fo:font-size="14pt" fo:language="uk" fo:country="UA" fo:font-weight="bold" officeooo:rsid="001d6d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7" style:family="text">
      <style:text-properties style:use-window-font-color="true" style:font-name="Times New Roman" fo:font-size="14pt" fo:language="uk" fo:country="UA" fo:font-weight="bold" officeooo:rsid="005bc6ae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Times New Roman" fo:font-size="14pt" fo:language="uk" fo:country="UA" fo:font-weight="bold" officeooo:rsid="00310f2c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49" style:family="text">
      <style:text-properties officeooo:rsid="00679843"/>
    </style:style>
    <style:style style:name="T50" style:family="text">
      <style:text-properties officeooo:rsid="007713a3"/>
    </style:style>
    <style:style style:name="T51" style:family="text">
      <style:text-properties officeooo:rsid="00464a7d"/>
    </style:style>
    <style:style style:name="T52" style:family="text">
      <style:text-properties officeooo:rsid="007400d7"/>
    </style:style>
    <style:style style:name="T53" style:family="text">
      <style:text-properties officeooo:rsid="00728096"/>
    </style:style>
    <style:style style:name="T54" style:family="text">
      <style:text-properties officeooo:rsid="009cbec8"/>
    </style:style>
    <style:style style:name="T55" style:family="text">
      <style:text-properties officeooo:rsid="0032e994"/>
    </style:style>
    <style:style style:name="T56" style:family="text">
      <style:text-properties officeooo:rsid="00417d46"/>
    </style:style>
    <style:style style:name="T57" style:family="text">
      <style:text-properties officeooo:rsid="00454823"/>
    </style:style>
    <style:style style:name="T58" style:family="text">
      <style:text-properties officeooo:rsid="005968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6"><text:span text:style-name="T2"/></text:p>
      <text:p text:style-name="P6"><text:span text:style-name="T2"><text:tab/>ПОГОДЖЕНО<text:tab/><text:tab/><text:tab/><text:tab/><text:tab/><text:tab/><text:tab/><text:tab/><text:tab/><text:tab/><text:tab/><text:tab/><text:tab/><text:tab/><text:tab/><text:tab/>ПОГОДЖЕНО</text:span></text:p>
      <text:p text:style-name="P6"><text:span text:style-name="T4"><text:tab/></text:span><text:span text:style-name="T39">К</text:span><text:span text:style-name="T40">ерівник</text:span><text:span text:style-name="T4"> </text:span><text:span text:style-name="T39">Ш</text:span><text:span text:style-name="T40">МО <text:tab/><text:tab/><text:tab/><text:tab/><text:tab/><text:tab/><text:tab/><text:tab/><text:tab/><text:tab/><text:tab/><text:tab/><text:tab/><text:tab/><text:tab/><text:tab/></text:span><text:span text:style-name="T39">Заступник</text:span><text:span text:style-name="T40"> директора </text:span><text:span text:style-name="T44">з НВР ЕЗОШ №</text:span><text:span text:style-name="T45">2</text:span><text:span text:style-name="T44"> </text:span></text:p>
      <text:p text:style-name="P6"><text:span text:style-name="T2"><text:tab/>_________ <text:s/></text:span><text:span text:style-name="T40">В.В.</text:span><text:span text:style-name="T2"> </text:span><text:span text:style-name="T40">Маляренко</text:span><text:span text:style-name="T2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6"><text:span text:style-name="T2"><text:tab/></text:span><text:span text:style-name="T5">І семестр </text:span><text:span text:style-name="T2">____________ 201</text:span><text:span text:style-name="T6">9</text:span><text:span text:style-name="T2"> р.<text:tab/><text:tab/><text:tab/><text:tab/><text:tab/><text:tab/><text:tab/><text:tab/><text:tab/><text:tab/><text:tab/></text:span><text:span text:style-name="T5">І семестр </text:span><text:span text:style-name="T2">______________ 201</text:span><text:span text:style-name="T41">9</text:span><text:span text:style-name="T2"> р.</text:span></text:p>
      <text:p text:style-name="P10"><text:span text:style-name="T34"><text:tab/></text:span><text:span text:style-name="T37">ІІ семестр </text:span><text:span text:style-name="T34">____________ 20</text:span><text:span text:style-name="T38">20</text:span><text:span text:style-name="T34"> р.<text:tab/><text:tab/><text:tab/><text:tab/><text:tab/><text:tab/><text:tab/><text:tab/><text:tab/><text:tab/><text:tab/></text:span><text:span text:style-name="T37">ІІ семестр </text:span><text:span text:style-name="T34">_____________ 20</text:span><text:span text:style-name="T38">20</text:span><text:span text:style-name="T34"> р.</text:span></text:p>
      <text:p text:style-name="P5"/>
      <text:p text:style-name="P5"/>
      <text:p text:style-name="P5"/>
      <text:p text:style-name="P5"/>
      <text:p text:style-name="P3">Календарно-тематичне планування</text:p>
      <text:p text:style-name="P3">з <text:span text:style-name="T31">і</text:span>нформатики для <text:span text:style-name="T28">5</text:span> класів</text:p>
      <text:p text:style-name="P3"><text:span text:style-name="T27">в</text:span>читель Трубіцина А.Л.</text:p>
      <text:p text:style-name="P3">201<text:span text:style-name="T32">9</text:span>-20<text:span text:style-name="T32">20</text:span> н.р.</text:p>
      <text:p text:style-name="P4"/>
      <text:p text:style-name="P4"/>
      <text:p text:style-name="P4"/>
      <text:p text:style-name="P1">Джерело: Програма для загальноосвітніх навчальних закладів.</text:p>
      <text:p text:style-name="P1">Інформатика навчальна програма для учнів <text:span text:style-name="T31">5 </text:span>класу</text:p>
      <text:p text:style-name="P1">загальноосвітніх навчальних закладів <text:span text:style-name="T29">затверджена Міністерством освіти і науки України</text:span></text:p>
      <text:p text:style-name="P2">(Наказ МОН від <text:span text:style-name="T30">07.06.2017 №804</text:span>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<text:span text:style-name="T2"><text:tab/></text:span></text:p>
      <text:p text:style-name="P7"><text:span text:style-name="T2"/></text:p>
      <text:p text:style-name="P7"><text:span text:style-name="T2"><text:tab/>ПОГОДЖЕНО<text:tab/><text:tab/><text:tab/><text:tab/><text:tab/><text:tab/><text:tab/><text:tab/><text:tab/><text:tab/><text:tab/><text:tab/><text:tab/><text:tab/><text:tab/><text:tab/>ПОГОДЖЕНО</text:span></text:p>
      <text:p text:style-name="P7"><text:span text:style-name="T4"><text:tab/></text:span><text:span text:style-name="T39">К</text:span><text:span text:style-name="T40">ерівник</text:span><text:span text:style-name="T4"> </text:span><text:span text:style-name="T39">Ш</text:span><text:span text:style-name="T40">МО <text:tab/><text:tab/><text:tab/><text:tab/><text:tab/><text:tab/><text:tab/><text:tab/><text:tab/><text:tab/><text:tab/><text:tab/><text:tab/><text:tab/><text:tab/><text:tab/></text:span><text:span text:style-name="T39">Заступник</text:span><text:span text:style-name="T40"> директора </text:span><text:span text:style-name="T44">з НВР ЕЗОШ №</text:span><text:span text:style-name="T45">2</text:span><text:span text:style-name="T44"> </text:span></text:p>
      <text:p text:style-name="P7"><text:span text:style-name="T2"><text:tab/>_________ <text:s/></text:span><text:span text:style-name="T40">В.В.</text:span><text:span text:style-name="T2"> </text:span><text:span text:style-name="T40">Маляренко</text:span><text:span text:style-name="T2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7"><text:span text:style-name="T2"><text:tab/></text:span><text:span text:style-name="T5">І семестр </text:span><text:span text:style-name="T2">____________ 201</text:span><text:span text:style-name="T6">9</text:span><text:span text:style-name="T2"> р.<text:tab/><text:tab/><text:tab/><text:tab/><text:tab/><text:tab/><text:tab/><text:tab/><text:tab/><text:tab/><text:tab/></text:span><text:span text:style-name="T5">І семестр </text:span><text:span text:style-name="T2">______________ 201</text:span><text:span text:style-name="T41">9</text:span><text:span text:style-name="T2"> р.</text:span></text:p>
      <text:p text:style-name="P7"><text:span text:style-name="T11"><text:tab/></text:span><text:span text:style-name="T7">ІІ семестр </text:span><text:span text:style-name="T11">____________ 20</text:span><text:span text:style-name="T43">20</text:span><text:span text:style-name="T11"> р.<text:tab/><text:tab/><text:tab/><text:tab/><text:tab/><text:tab/><text:tab/><text:tab/><text:tab/><text:tab/><text:tab/></text:span><text:span text:style-name="T7">ІІ семестр </text:span><text:span text:style-name="T11">_____________ 20</text:span><text:span text:style-name="T43">20</text:span><text:span text:style-name="T11"> р.</text:span></text:p>
      <text:p text:style-name="P29"/>
      <text:p text:style-name="P29"/>
      <text:p text:style-name="P29"/>
      <text:p text:style-name="P18"/>
      <text:p text:style-name="P18">Календарно-тематичне планування</text:p>
      <text:p text:style-name="P18">з <text:span text:style-name="T31">і</text:span>нформатики для <text:span text:style-name="T49">6 </text:span>класів</text:p>
      <text:p text:style-name="P18"><text:span text:style-name="T27">в</text:span>читель Трубіцина А.Л.</text:p>
      <text:p text:style-name="P18">201<text:span text:style-name="T50">9</text:span>-20<text:span text:style-name="T50">20</text:span> н.р.</text:p>
      <text:p text:style-name="P28"/>
      <text:p text:style-name="P28"/>
      <text:p text:style-name="P11"/>
      <text:p text:style-name="P11">Джерело: Програма для загальноосвітніх навчальних закладів.</text:p>
      <text:p text:style-name="P11">Інформатика навчальна програма для учнів <text:span text:style-name="T49">6 </text:span>класу</text:p>
      <text:p text:style-name="P11">загальноосвітніх навчальних закладів <text:span text:style-name="T29">затверджена Міністерством освіти і науки України</text:span></text:p>
      <text:p text:style-name="P16">(Наказ МОН від <text:span text:style-name="T30">07.06.2017 №804</text:span>)</text:p>
      <text:p text:style-name="P16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7"><text:span text:style-name="T2"/></text:p>
      <text:p text:style-name="P7"><text:span text:style-name="T2"><text:tab/>ПОГОДЖЕНО<text:tab/><text:tab/><text:tab/><text:tab/><text:tab/><text:tab/><text:tab/><text:tab/><text:tab/><text:tab/><text:tab/><text:tab/><text:tab/><text:tab/><text:tab/>ПОГОДЖЕНО</text:span></text:p>
      <text:p text:style-name="P7"><text:span text:style-name="T4"><text:tab/></text:span><text:span text:style-name="T39">К</text:span><text:span text:style-name="T40">ерівник</text:span><text:span text:style-name="T4"> </text:span><text:span text:style-name="T39">Ш</text:span><text:span text:style-name="T40">МО <text:tab/><text:tab/><text:tab/><text:tab/><text:tab/><text:tab/><text:tab/><text:tab/><text:tab/><text:tab/><text:tab/><text:tab/><text:tab/><text:tab/><text:tab/></text:span><text:span text:style-name="T39">Заступник</text:span><text:span text:style-name="T40"> директора </text:span><text:span text:style-name="T44">з НВР ЕЗОШ №</text:span><text:span text:style-name="T45">2</text:span><text:span text:style-name="T44"> </text:span></text:p>
      <text:p text:style-name="P7"><text:span text:style-name="T2"><text:tab/>_________ <text:s/></text:span><text:span text:style-name="T40">В.В.</text:span><text:span text:style-name="T2"> </text:span><text:span text:style-name="T40">Маляренко</text:span><text:span text:style-name="T2"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7"><text:span text:style-name="T2"><text:tab/></text:span><text:span text:style-name="T5">І семестр </text:span><text:span text:style-name="T2">____________ 201</text:span><text:span text:style-name="T6">9</text:span><text:span text:style-name="T2"> р.<text:tab/><text:tab/><text:tab/><text:tab/><text:tab/><text:tab/><text:tab/><text:tab/><text:tab/><text:tab/></text:span><text:span text:style-name="T5">І семестр </text:span><text:span text:style-name="T2">______________ 201</text:span><text:span text:style-name="T41">9</text:span><text:span text:style-name="T2"> р.</text:span></text:p>
      <text:p text:style-name="P7"><text:span text:style-name="T11"><text:tab/></text:span><text:span text:style-name="T7">ІІ семестр </text:span><text:span text:style-name="T11">____________ 20</text:span><text:span text:style-name="T43">20</text:span><text:span text:style-name="T11"> р.<text:tab/><text:tab/><text:tab/><text:tab/><text:tab/><text:tab/><text:tab/><text:tab/><text:tab/><text:tab/></text:span><text:span text:style-name="T7">ІІ семестр </text:span><text:span text:style-name="T11">_____________ 20</text:span><text:span text:style-name="T43">20</text:span><text:span text:style-name="T11"> р.</text:span></text:p>
      <text:p text:style-name="P17"/>
      <text:p text:style-name="P35"/>
      <text:p text:style-name="P35">Календарно-тематичне планування<text:line-break/>з Інформатики для індивідуального навчання </text:p>
      <text:p text:style-name="P34"><text:span text:style-name="T12">учня <text:s/></text:span><text:span text:style-name="T46">8</text:span><text:span text:style-name="T12">-В класу </text:span><text:span text:style-name="T26">Карапетрова Олександра</text:span><text:span text:style-name="T12"><text:line-break/></text:span><text:span text:style-name="T14">в</text:span><text:span text:style-name="T13">читель Трубіцина А.Л.</text:span></text:p>
      <text:p text:style-name="P34"><text:span text:style-name="T13">201</text:span><text:span text:style-name="T47">9</text:span><text:span text:style-name="T13">-20</text:span><text:span text:style-name="T48">20</text:span><text:span text:style-name="T13"> н.р.</text:span><text:span text:style-name="T10"><text:line-break/></text:span></text:p>
      <text:p text:style-name="P11">Джерело: Програма для загальноосвітніх навчальних закладів.</text:p>
      <text:p text:style-name="P8"><text:span text:style-name="T2">Інформатика навчальна програма для учнів </text:span><text:span text:style-name="T42">8 </text:span><text:span text:style-name="T2">класу</text:span></text:p>
      <text:p text:style-name="P11">загальноосвітніх навчальних закладів <text:span text:style-name="T29">затверджена Міністерством освіти і науки України</text:span></text:p>
      <text:p text:style-name="P14"><text:span text:style-name="T35">(Наказ МОН від </text:span><text:span text:style-name="T36">07.06.2017 №804</text:span><text:span text:style-name="T35">)</text:span><text:span text:style-name="T33"> <text:s text:c="7"/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7"><text:span text:style-name="T2"><text:tab/>ПОГОДЖЕНО<text:tab/><text:tab/><text:tab/><text:tab/><text:tab/><text:tab/><text:tab/><text:tab/><text:tab/><text:tab/><text:tab/><text:tab/><text:tab/><text:tab/><text:tab/><text:tab/>ПОГОДЖЕНО</text:span></text:p>
      <text:p text:style-name="P7"><text:span text:style-name="T4"><text:tab/></text:span><text:span text:style-name="T39">К</text:span><text:span text:style-name="T40">ерівник</text:span><text:span text:style-name="T4"> </text:span><text:span text:style-name="T39">Ш</text:span><text:span text:style-name="T40">МО <text:tab/><text:tab/><text:tab/><text:tab/><text:tab/><text:tab/><text:tab/><text:tab/><text:tab/><text:tab/><text:tab/><text:tab/><text:tab/><text:tab/><text:tab/><text:tab/></text:span><text:span text:style-name="T39">Заступник</text:span><text:span text:style-name="T40"> директора </text:span><text:span text:style-name="T44">з НВР ЕЗОШ №</text:span><text:span text:style-name="T45">2</text:span><text:span text:style-name="T44"> </text:span></text:p>
      <text:p text:style-name="P7"><text:span text:style-name="T2"><text:tab/>_________ <text:s/></text:span><text:span text:style-name="T40">В.В.</text:span><text:span text:style-name="T2"> </text:span><text:span text:style-name="T40">Маляренко</text:span><text:span text:style-name="T2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7"><text:span text:style-name="T2"><text:tab/></text:span><text:span text:style-name="T5">І семестр </text:span><text:span text:style-name="T2">____________ 201</text:span><text:span text:style-name="T6">9</text:span><text:span text:style-name="T2"> р.<text:tab/><text:tab/><text:tab/><text:tab/><text:tab/><text:tab/><text:tab/><text:tab/><text:tab/><text:tab/><text:tab/></text:span><text:span text:style-name="T5">І семестр </text:span><text:span text:style-name="T2">______________ 201</text:span><text:span text:style-name="T41">9</text:span><text:span text:style-name="T2"> р.</text:span></text:p>
      <text:p text:style-name="P7"><text:span text:style-name="T11"><text:tab/></text:span><text:span text:style-name="T7">ІІ семестр </text:span><text:span text:style-name="T11">____________ 20</text:span><text:span text:style-name="T43">20</text:span><text:span text:style-name="T11"> р.<text:tab/><text:tab/><text:tab/><text:tab/><text:tab/><text:tab/><text:tab/><text:tab/><text:tab/><text:tab/><text:tab/></text:span><text:span text:style-name="T7">ІІ семестр </text:span><text:span text:style-name="T11">_____________ 20</text:span><text:span text:style-name="T43">20</text:span><text:span text:style-name="T11"> р.</text:span></text:p>
      <text:p text:style-name="P29"/>
      <text:p text:style-name="P29"/>
      <text:p text:style-name="P29"/>
      <text:p text:style-name="P29"/>
      <text:p text:style-name="P18">Календарно-тематичне планування</text:p>
      <text:p text:style-name="P18">з <text:span text:style-name="T31">і</text:span>нформатики для <text:span text:style-name="T51">7</text:span> класів</text:p>
      <text:p text:style-name="P18"><text:span text:style-name="T27">в</text:span>читель Трубіцина А.Л.</text:p>
      <text:p text:style-name="P18">201<text:span text:style-name="T52">9</text:span>-20<text:span text:style-name="T52">20</text:span> н.р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Джерело: Програма для загальноосвітніх навчальних закладів.</text:p>
      <text:p text:style-name="P11">Інформатика навчальна програма для учнів <text:span text:style-name="T51">7 </text:span>класу</text:p>
      <text:p text:style-name="P11">загальноосвітніх навчальних закладів <text:span text:style-name="T29">затверджена Міністерством освіти і науки України</text:span></text:p>
      <text:p text:style-name="P16">(Наказ МОН від <text:span text:style-name="T30">07.06.2017 №804</text:span>)</text:p>
      <text:p text:style-name="P2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7"><text:span text:style-name="T2"><text:tab/>ПОГОДЖЕНО<text:tab/><text:tab/><text:tab/><text:tab/><text:tab/><text:tab/><text:tab/><text:tab/><text:tab/><text:tab/><text:tab/><text:tab/><text:tab/><text:tab/><text:tab/><text:tab/>ПОГОДЖЕНО</text:span></text:p>
      <text:p text:style-name="P7"><text:span text:style-name="T4"><text:tab/></text:span><text:span text:style-name="T39">К</text:span><text:span text:style-name="T40">ерівник</text:span><text:span text:style-name="T4"> </text:span><text:span text:style-name="T39">Ш</text:span><text:span text:style-name="T40">МО <text:tab/><text:tab/><text:tab/><text:tab/><text:tab/><text:tab/><text:tab/><text:tab/><text:tab/><text:tab/><text:tab/><text:tab/><text:tab/><text:tab/><text:tab/><text:tab/></text:span><text:span text:style-name="T39">Заступник</text:span><text:span text:style-name="T40"> директора </text:span><text:span text:style-name="T44">з НВР ЕЗОШ №</text:span><text:span text:style-name="T45">2</text:span><text:span text:style-name="T44"> </text:span></text:p>
      <text:p text:style-name="P7"><text:span text:style-name="T2"><text:tab/>_________ <text:s/></text:span><text:span text:style-name="T40">В.В.</text:span><text:span text:style-name="T2"> </text:span><text:span text:style-name="T40">Маляренко</text:span><text:span text:style-name="T2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7"><text:span text:style-name="T2"><text:tab/></text:span><text:span text:style-name="T5">І семестр </text:span><text:span text:style-name="T2">____________ 201</text:span><text:span text:style-name="T6">9</text:span><text:span text:style-name="T2"> р.<text:tab/><text:tab/><text:tab/><text:tab/><text:tab/><text:tab/><text:tab/><text:tab/><text:tab/><text:tab/><text:tab/></text:span><text:span text:style-name="T5">І семестр </text:span><text:span text:style-name="T2">______________ 201</text:span><text:span text:style-name="T41">9</text:span><text:span text:style-name="T2"> р.</text:span></text:p>
      <text:p text:style-name="P7"><text:span text:style-name="T11"><text:tab/></text:span><text:span text:style-name="T7">ІІ семестр </text:span><text:span text:style-name="T11">____________ 20</text:span><text:span text:style-name="T43">20</text:span><text:span text:style-name="T11"> р.<text:tab/><text:tab/><text:tab/><text:tab/><text:tab/><text:tab/><text:tab/><text:tab/><text:tab/><text:tab/><text:tab/></text:span><text:span text:style-name="T7">ІІ семестр </text:span><text:span text:style-name="T11">_____________ 20</text:span><text:span text:style-name="T43">20</text:span><text:span text:style-name="T11"> р.</text:span></text:p>
      <text:p text:style-name="P29"/>
      <text:p text:style-name="P29"/>
      <text:p text:style-name="P29"/>
      <text:p text:style-name="P29"/>
      <text:p text:style-name="P18">Календарно-тематичне планування</text:p>
      <text:p text:style-name="P18">з <text:span text:style-name="T31">і</text:span>нформатики для <text:span text:style-name="T53">8</text:span> класів</text:p>
      <text:p text:style-name="P18"><text:span text:style-name="T27">в</text:span>читель Трубіцина А.Л.</text:p>
      <text:p text:style-name="P8"><text:span text:style-name="T13">201</text:span><text:span text:style-name="T15">9</text:span><text:span text:style-name="T13">-20</text:span><text:span text:style-name="T15">20</text:span><text:span text:style-name="T13"> н.р.</text:span></text:p>
      <text:p text:style-name="P28"/>
      <text:p text:style-name="P28"/>
      <text:p text:style-name="P28"/>
      <text:p text:style-name="P28"/>
      <text:p text:style-name="P28"/>
      <text:p text:style-name="P11">Джерело: Програма для загальноосвітніх навчальних закладів.</text:p>
      <text:p text:style-name="P11">Інформатика навчальна програма для учнів <text:span text:style-name="T53">8 </text:span>класу</text:p>
      <text:p text:style-name="P11">загальноосвітніх навчальних закладів <text:span text:style-name="T29">затверджена Міністерством освіти і науки України</text:span></text:p>
      <text:p text:style-name="P16">(Наказ МОН від <text:span text:style-name="T30">07.06.2017 №804</text:span>)</text:p>
      <text:p text:style-name="P16"/>
      <text:p text:style-name="P16"><text:span text:style-name="T1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7"><text:span text:style-name="T2"/></text:p>
      <text:p text:style-name="P7"><text:span text:style-name="T2"><text:tab/>ПОГОДЖЕНО<text:tab/><text:tab/><text:tab/><text:tab/><text:tab/><text:tab/><text:tab/><text:tab/><text:tab/><text:tab/><text:tab/><text:tab/><text:tab/><text:tab/><text:tab/><text:tab/>ПОГОДЖЕНО</text:span></text:p>
      <text:p text:style-name="P7"><text:span text:style-name="T4"><text:tab/></text:span><text:span text:style-name="T39">К</text:span><text:span text:style-name="T40">ерівник</text:span><text:span text:style-name="T4"> </text:span><text:span text:style-name="T39">Ш</text:span><text:span text:style-name="T40">МО <text:tab/><text:tab/><text:tab/><text:tab/><text:tab/><text:tab/><text:tab/><text:tab/><text:tab/><text:tab/><text:tab/><text:tab/><text:tab/><text:tab/><text:tab/><text:tab/></text:span><text:span text:style-name="T39">Заступник</text:span><text:span text:style-name="T40"> директора </text:span><text:span text:style-name="T44">з НВР ЕЗОШ №</text:span><text:span text:style-name="T45">2</text:span><text:span text:style-name="T44"> </text:span></text:p>
      <text:p text:style-name="P7"><text:span text:style-name="T2"><text:tab/>_________ <text:s/></text:span><text:span text:style-name="T40">В.В.</text:span><text:span text:style-name="T2"> </text:span><text:span text:style-name="T40">Маляренко</text:span><text:span text:style-name="T2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7"><text:span text:style-name="T2"><text:tab/></text:span><text:span text:style-name="T5">І семестр </text:span><text:span text:style-name="T2">____________ 201</text:span><text:span text:style-name="T6">9</text:span><text:span text:style-name="T2"> р.<text:tab/><text:tab/><text:tab/><text:tab/><text:tab/><text:tab/><text:tab/><text:tab/><text:tab/><text:tab/><text:tab/></text:span><text:span text:style-name="T5">І семестр </text:span><text:span text:style-name="T2">______________ 201</text:span><text:span text:style-name="T41">9</text:span><text:span text:style-name="T2"> р.</text:span></text:p>
      <text:p text:style-name="P7"><text:span text:style-name="T11"><text:tab/></text:span><text:span text:style-name="T7">ІІ семестр </text:span><text:span text:style-name="T11">____________ 20</text:span><text:span text:style-name="T43">20</text:span><text:span text:style-name="T11"> р.<text:tab/><text:tab/><text:tab/><text:tab/><text:tab/><text:tab/><text:tab/><text:tab/><text:tab/><text:tab/><text:tab/></text:span><text:span text:style-name="T7">ІІ семестр </text:span><text:span text:style-name="T11">_____________ 20</text:span><text:span text:style-name="T43">20</text:span><text:span text:style-name="T11"> р.</text:span></text:p>
      <text:p text:style-name="P29"/>
      <text:p text:style-name="P29"/>
      <text:p text:style-name="P29"/>
      <text:p text:style-name="P29"/>
      <text:p text:style-name="P18">Календарно-тематичне планування</text:p>
      <text:p text:style-name="P18">з <text:span text:style-name="T31">і</text:span>нформатики для <text:span text:style-name="T54">9</text:span> класів</text:p>
      <text:p text:style-name="P18"><text:span text:style-name="T27">в</text:span>читель Трубіцина А.Л.</text:p>
      <text:p text:style-name="P8"><text:span text:style-name="T13">201</text:span><text:span text:style-name="T15">9</text:span><text:span text:style-name="T13">-20</text:span><text:span text:style-name="T15">20</text:span><text:span text:style-name="T13"> н.р.</text:span></text:p>
      <text:p text:style-name="P28"/>
      <text:p text:style-name="P28"/>
      <text:p text:style-name="P28"/>
      <text:p text:style-name="P28"/>
      <text:p text:style-name="P11">Джерело: Програма для загальноосвітніх навчальних закладів.</text:p>
      <text:p text:style-name="P8"><text:span text:style-name="T2">Інформатика навчальна програма для учнів </text:span><text:span text:style-name="T8">9</text:span><text:span text:style-name="T9"> </text:span><text:span text:style-name="T2">класу</text:span></text:p>
      <text:p text:style-name="P11">загальноосвітніх навчальних закладів <text:span text:style-name="T29">затверджена Міністерством освіти і науки України</text:span></text:p>
      <text:p text:style-name="P16">(Наказ МОН від <text:span text:style-name="T30">07.06.2017 №804</text:span>)</text:p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7"><text:span text:style-name="T2"><text:tab/>ПОГОДЖЕНО<text:tab/><text:tab/><text:tab/><text:tab/><text:tab/><text:tab/><text:tab/><text:tab/><text:tab/><text:tab/><text:tab/><text:tab/><text:tab/><text:tab/><text:tab/><text:tab/>ПОГОДЖЕНО</text:span></text:p>
      <text:p text:style-name="P7"><text:span text:style-name="T4"><text:tab/></text:span><text:span text:style-name="T39">К</text:span><text:span text:style-name="T40">ерівник</text:span><text:span text:style-name="T4"> </text:span><text:span text:style-name="T39">Ш</text:span><text:span text:style-name="T40">МО <text:tab/><text:tab/><text:tab/><text:tab/><text:tab/><text:tab/><text:tab/><text:tab/><text:tab/><text:tab/><text:tab/><text:tab/><text:tab/><text:tab/><text:tab/><text:tab/></text:span><text:span text:style-name="T39">Заступник</text:span><text:span text:style-name="T40"> директора </text:span><text:span text:style-name="T44">з НВР ЕЗОШ №</text:span><text:span text:style-name="T45">2</text:span><text:span text:style-name="T44"> </text:span></text:p>
      <text:p text:style-name="P7"><text:span text:style-name="T2"><text:tab/>_________ <text:s/></text:span><text:span text:style-name="T40">В.В.</text:span><text:span text:style-name="T2"> </text:span><text:span text:style-name="T40">Маляренко</text:span><text:span text:style-name="T2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7"><text:span text:style-name="T2"><text:tab/></text:span><text:span text:style-name="T5">І семестр </text:span><text:span text:style-name="T2">____________ 201</text:span><text:span text:style-name="T6">9</text:span><text:span text:style-name="T2"> р.<text:tab/><text:tab/><text:tab/><text:tab/><text:tab/><text:tab/><text:tab/><text:tab/><text:tab/><text:tab/><text:tab/></text:span><text:span text:style-name="T5">І семестр </text:span><text:span text:style-name="T2">______________ 201</text:span><text:span text:style-name="T41">9</text:span><text:span text:style-name="T2"> р.</text:span></text:p>
      <text:p text:style-name="P12"><text:span text:style-name="T34"><text:tab/></text:span><text:span text:style-name="T37">ІІ семестр </text:span><text:span text:style-name="T34">____________ 20</text:span><text:span text:style-name="T38">20</text:span><text:span text:style-name="T34"> р.<text:tab/><text:tab/><text:tab/><text:tab/><text:tab/><text:tab/><text:tab/><text:tab/><text:tab/><text:tab/><text:tab/></text:span><text:span text:style-name="T37">ІІ семестр </text:span><text:span text:style-name="T34">_____________ 20</text:span><text:span text:style-name="T38">20</text:span><text:span text:style-name="T34"> р.</text:span></text:p>
      <text:p text:style-name="P29"/>
      <text:p text:style-name="P29"/>
      <text:p text:style-name="P29"/>
      <text:p text:style-name="P18">Календарно-тематичне планування</text:p>
      <text:p text:style-name="P18">з <text:span text:style-name="T31">і</text:span>нформатики для <text:span text:style-name="T55">10</text:span> класів</text:p>
      <text:p text:style-name="P18"><text:span text:style-name="T27">в</text:span>читель Трубіцина А.Л.</text:p>
      <text:p text:style-name="P18">201<text:span text:style-name="T56">9</text:span>-20<text:span text:style-name="T56">20</text:span> н.р.</text:p>
      <text:p text:style-name="P18"/>
      <text:p text:style-name="P18"/>
      <text:p text:style-name="P18"/>
      <text:p text:style-name="P28"/>
      <text:p text:style-name="P28"/>
      <text:p text:style-name="P11">Джерело: Програма для загальноосвітніх навчальних закладів.</text:p>
      <text:p text:style-name="P11">Інформатика навчальна програма для учнів <text:span text:style-name="T55">10 </text:span>класу</text:p>
      <text:p text:style-name="P11">загальноосвітніх навчальних закладів <text:span text:style-name="T29">затверджена Міністерством освіти і науки України</text:span></text:p>
      <text:p text:style-name="P23">(Наказ МОН від <text:span text:style-name="T30">07.06.2017 №804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7"><text:span text:style-name="T2"><text:tab/>ПОГОДЖЕНО<text:tab/><text:tab/><text:tab/><text:tab/><text:tab/><text:tab/><text:tab/><text:tab/><text:tab/><text:tab/><text:tab/><text:tab/><text:tab/><text:tab/><text:tab/><text:tab/>ПОГОДЖЕНО</text:span></text:p>
      <text:p text:style-name="P7"><text:span text:style-name="T4"><text:tab/></text:span><text:span text:style-name="T39">К</text:span><text:span text:style-name="T40">ерівник</text:span><text:span text:style-name="T4"> </text:span><text:span text:style-name="T39">Ш</text:span><text:span text:style-name="T40">МО <text:tab/><text:tab/><text:tab/><text:tab/><text:tab/><text:tab/><text:tab/><text:tab/><text:tab/><text:tab/><text:tab/><text:tab/><text:tab/><text:tab/><text:tab/><text:tab/></text:span><text:span text:style-name="T39">Заступник</text:span><text:span text:style-name="T40"> директора </text:span><text:span text:style-name="T44">з НВР ЕЗОШ №</text:span><text:span text:style-name="T45">2</text:span><text:span text:style-name="T44"> </text:span></text:p>
      <text:p text:style-name="P7"><text:span text:style-name="T2"><text:tab/>_________ <text:s/></text:span><text:span text:style-name="T40">В.В.</text:span><text:span text:style-name="T2"> </text:span><text:span text:style-name="T40">Маляренко</text:span><text:span text:style-name="T2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7"><text:span text:style-name="T2"><text:tab/></text:span><text:span text:style-name="T5">І семестр </text:span><text:span text:style-name="T2">____________ 201</text:span><text:span text:style-name="T6">9</text:span><text:span text:style-name="T2"> р.<text:tab/><text:tab/><text:tab/><text:tab/><text:tab/><text:tab/><text:tab/><text:tab/><text:tab/><text:tab/><text:tab/></text:span><text:span text:style-name="T5">І семестр </text:span><text:span text:style-name="T2">______________ 201</text:span><text:span text:style-name="T41">9</text:span><text:span text:style-name="T2"> р.</text:span></text:p>
      <text:p text:style-name="P12"><text:span text:style-name="T34"><text:tab/></text:span><text:span text:style-name="T37">ІІ семестр </text:span><text:span text:style-name="T34">____________ 20</text:span><text:span text:style-name="T38">20</text:span><text:span text:style-name="T34"> р.<text:tab/><text:tab/><text:tab/><text:tab/><text:tab/><text:tab/><text:tab/><text:tab/><text:tab/><text:tab/><text:tab/></text:span><text:span text:style-name="T37">ІІ семестр </text:span><text:span text:style-name="T34">_____________ 20</text:span><text:span text:style-name="T38">20</text:span><text:span text:style-name="T34"> р.</text:span></text:p>
      <text:p text:style-name="P29"/>
      <text:p text:style-name="P29"/>
      <text:p text:style-name="P29"/>
      <text:p text:style-name="P18">Календарно-тематичне планування</text:p>
      <text:p text:style-name="P18">з <text:span text:style-name="T31">і</text:span>нформатики для <text:span text:style-name="T57">11</text:span> класів</text:p>
      <text:p text:style-name="P18"><text:span text:style-name="T27">в</text:span>читель Трубіцина А.Л.</text:p>
      <text:p text:style-name="P18">201<text:span text:style-name="T58">9</text:span>-20<text:span text:style-name="T58">20</text:span> н.р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Джерело: Програма для загальноосвітніх навчальних закладів.</text:p>
      <text:p text:style-name="P11">Інформатика навчальна програма для учнів <text:span text:style-name="T57">11 </text:span>класу</text:p>
      <text:p text:style-name="P11">загальноосвітніх навчальних закладів <text:span text:style-name="T29">затверджена Міністерством освіти і науки України</text:span></text:p>
      <text:p text:style-name="P16">(Наказ МОН від <text:span text:style-name="T30">07.06.2017 №804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12"><text:tab/>ПОГОДЖЕНО<text:tab/><text:tab/><text:tab/><text:tab/><text:tab/><text:tab/><text:tab/><text:tab/><text:tab/><text:tab/><text:tab/><text:tab/><text:tab/><text:tab/><text:tab/><text:tab/>ПОГОДЖЕНО</text:p>
      <text:p text:style-name="P7"><text:span text:style-name="T4"><text:tab/></text:span><text:span text:style-name="T39">К</text:span><text:span text:style-name="T40">ерівник</text:span><text:span text:style-name="T4"> </text:span><text:span text:style-name="T39">Ш</text:span><text:span text:style-name="T40">МО <text:tab/><text:tab/><text:tab/><text:tab/><text:tab/><text:tab/><text:tab/><text:tab/><text:tab/><text:tab/><text:tab/><text:tab/><text:tab/><text:tab/><text:tab/><text:tab/></text:span><text:span text:style-name="T39">Заступник</text:span><text:span text:style-name="T40"> директора </text:span><text:span text:style-name="T44">ЕЗОШ №</text:span><text:span text:style-name="T45">2</text:span><text:span text:style-name="T44"> </text:span></text:p>
      <text:p text:style-name="P7"><text:span text:style-name="T2"><text:tab/>_________ <text:s/></text:span><text:span text:style-name="T40">В.В.</text:span><text:span text:style-name="T2"> </text:span><text:span text:style-name="T40">Маляренко</text:span><text:span text:style-name="T2"><text:tab/><text:tab/><text:tab/><text:tab/><text:tab/><text:tab/><text:tab/><text:tab/><text:tab/><text:tab/><text:tab/><text:tab/>____________ <text:s/></text:span><text:span text:style-name="T3">О.М.</text:span><text:span text:style-name="T2"> </text:span><text:span text:style-name="T3">Невтира</text:span><text:span text:style-name="T2"><text:tab/><text:tab/><text:tab/><text:tab/><text:tab/><text:tab/><text:tab/></text:span></text:p>
      <text:p text:style-name="P7"><text:span text:style-name="T2"><text:tab/></text:span><text:span text:style-name="T5">І семестр </text:span><text:span text:style-name="T2">____________ 201</text:span><text:span text:style-name="T6">9</text:span><text:span text:style-name="T2"> р.<text:tab/><text:tab/><text:tab/><text:tab/><text:tab/><text:tab/><text:tab/><text:tab/><text:tab/><text:tab/><text:tab/></text:span><text:span text:style-name="T5">І семестр </text:span><text:span text:style-name="T2">______________ 201</text:span><text:span text:style-name="T41">9</text:span><text:span text:style-name="T2"> р.</text:span></text:p>
      <text:p text:style-name="P7"><text:span text:style-name="T11"><text:tab/></text:span><text:span text:style-name="T7">ІІ семестр </text:span><text:span text:style-name="T11">____________ 20</text:span><text:span text:style-name="T43">20</text:span><text:span text:style-name="T11"> р.<text:tab/><text:tab/><text:tab/><text:tab/><text:tab/><text:tab/><text:tab/><text:tab/><text:tab/><text:tab/><text:tab/></text:span><text:span text:style-name="T7">ІІ семестр </text:span><text:span text:style-name="T11">_____________ 20</text:span><text:span text:style-name="T43">20</text:span><text:span text:style-name="T11"> р.</text:span></text:p>
      <text:p text:style-name="P29"/>
      <text:p text:style-name="P29"/>
      <text:p text:style-name="P29"/>
      <text:p text:style-name="P29"/>
      <text:p text:style-name="P18">Календарно-тематичне планування </text:p>
      <text:p text:style-name="P19">роботи з обдарованими учнями</text:p>
      <text:p text:style-name="P8"><text:span text:style-name="T16">201</text:span><text:span text:style-name="T17">9</text:span><text:span text:style-name="T16">-202</text:span><text:span text:style-name="T18">0</text:span><text:span text:style-name="T16"> н.р.</text:span></text:p>
      <text:p text:style-name="P25"/>
      <text:p text:style-name="P27">Джерело: Програма курсу за вибором </text:p>
      <text:p text:style-name="P8"><text:span text:style-name="T19">“Основи к</text:span><text:span text:style-name="T20">ібербезпеки</text:span><text:span text:style-name="T19">”</text:span></text:p>
      <text:p text:style-name="P8"><text:span text:style-name="T21">(Автори </text:span><text:span text:style-name="T23">Войцеховський М.О., </text:span><text:span text:style-name="T24">Проценко Т.Г., </text:span><text:span text:style-name="T23">Г</text:span><text:span text:style-name="T24">апонюк</text:span><text:span text:style-name="T23"> </text:span><text:span text:style-name="T24">Ю<text:tab/></text:span><text:span text:style-name="T23">.М.</text:span><text:span text:style-name="T21">)</text:span></text:p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12"><text:tab/>ПОГОДЖЕНО<text:tab/><text:tab/><text:tab/><text:tab/><text:tab/><text:tab/><text:tab/><text:tab/><text:tab/><text:tab/><text:tab/><text:tab/><text:tab/><text:tab/><text:tab/><text:tab/>ПОГОДЖЕНО</text:p>
      <text:p text:style-name="P7"><text:span text:style-name="T4"><text:tab/></text:span><text:span text:style-name="T39">К</text:span><text:span text:style-name="T40">ерівник</text:span><text:span text:style-name="T4"> </text:span><text:span text:style-name="T39">Ш</text:span><text:span text:style-name="T40">МО <text:tab/><text:tab/><text:tab/><text:tab/><text:tab/><text:tab/><text:tab/><text:tab/><text:tab/><text:tab/><text:tab/><text:tab/><text:tab/><text:tab/><text:tab/><text:tab/></text:span><text:span text:style-name="T39">Заступник</text:span><text:span text:style-name="T40"> директора</text:span><text:span text:style-name="T44"> ЕЗОШ №</text:span><text:span text:style-name="T45">2</text:span><text:span text:style-name="T44"> </text:span></text:p>
      <text:p text:style-name="P7"><text:span text:style-name="T2"><text:tab/>_________ <text:s/></text:span><text:span text:style-name="T40">В.В.</text:span><text:span text:style-name="T2"> </text:span><text:span text:style-name="T40">Маляренко</text:span><text:span text:style-name="T2"><text:tab/><text:tab/><text:tab/><text:tab/><text:tab/><text:tab/><text:tab/><text:tab/><text:tab/><text:tab/><text:tab/><text:tab/>____________ <text:s/></text:span><text:span text:style-name="T3">О.М.</text:span><text:span text:style-name="T2"> </text:span><text:span text:style-name="T3">Невтира</text:span><text:span text:style-name="T2"><text:tab/><text:tab/><text:tab/><text:tab/><text:tab/><text:tab/><text:tab/></text:span></text:p>
      <text:p text:style-name="P7"><text:span text:style-name="T2"><text:tab/></text:span><text:span text:style-name="T5">І семестр </text:span><text:span text:style-name="T2">____________ 201</text:span><text:span text:style-name="T6">9</text:span><text:span text:style-name="T2"> р.<text:tab/><text:tab/><text:tab/><text:tab/><text:tab/><text:tab/><text:tab/><text:tab/><text:tab/><text:tab/><text:tab/></text:span><text:span text:style-name="T5">І семестр </text:span><text:span text:style-name="T2">______________ 201</text:span><text:span text:style-name="T41">9</text:span><text:span text:style-name="T2"> р.</text:span></text:p>
      <text:p text:style-name="P7"><text:span text:style-name="T11"><text:tab/></text:span><text:span text:style-name="T7">ІІ семестр </text:span><text:span text:style-name="T11">____________ 20</text:span><text:span text:style-name="T43">20</text:span><text:span text:style-name="T11"> р.<text:tab/><text:tab/><text:tab/><text:tab/><text:tab/><text:tab/><text:tab/><text:tab/><text:tab/><text:tab/><text:tab/></text:span><text:span text:style-name="T7">ІІ семестр </text:span><text:span text:style-name="T11">_____________ 20</text:span><text:span text:style-name="T43">20</text:span><text:span text:style-name="T11"> р.</text:span></text:p>
      <text:p text:style-name="P29"/>
      <text:p text:style-name="P29"/>
      <text:p text:style-name="P29"/>
      <text:p text:style-name="P29"/>
      <text:p text:style-name="P18">Календарно-тематичне планування </text:p>
      <text:p text:style-name="P19">роботи з обдарованими учнями</text:p>
      <text:p text:style-name="P8"><text:span text:style-name="T16">201</text:span><text:span text:style-name="T17">9</text:span><text:span text:style-name="T16">-202</text:span><text:span text:style-name="T18">0</text:span><text:span text:style-name="T16"> н.р.</text:span></text:p>
      <text:p text:style-name="P25"/>
      <text:p text:style-name="P27">Джерело: Програма курсу за вибором </text:p>
      <text:p text:style-name="P8"><text:span text:style-name="T19">“Основи І</text:span><text:span text:style-name="T22">нтернету речей</text:span><text:span text:style-name="T19">”</text:span></text:p>
      <text:p text:style-name="P8"><text:span text:style-name="T21">(Автори </text:span><text:span text:style-name="T22">Бойко Ю.В., </text:span><text:span text:style-name="T23">Войцеховський М.О., </text:span><text:span text:style-name="T25">Дзюба С.М., </text:span><text:span text:style-name="T24">Проценко Т.Г.</text:span><text:span text:style-name="T21">)</text:span></text:p>
      <text:p text:style-name="P26"/>
      <text:p text:style-name="P20"/>
      <text:p text:style-name="P30"/>
      <text:p text:style-name="P11"/>
      <text:p text:style-name="P16"/>
      <text:p text:style-name="P31"/>
      <text:p text:style-name="P32"/>
      <text:p text:style-name="P32"/>
      <text:p text:style-name="P32"/>
      <text:p text:style-name="P32"/>
      <text:p text:style-name="P3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10-01T19:14:02.967175559</dc:date>
    <meta:editing-duration>PT2H5M41S</meta:editing-duration>
    <meta:editing-cycles>29</meta:editing-cycles>
    <meta:generator>LibreOffice/6.3.1.2$Linux_X86_64 LibreOffice_project/30$Build-2</meta:generator>
    <meta:document-statistic meta:table-count="0" meta:image-count="0" meta:object-count="0" meta:page-count="10" meta:paragraph-count="126" meta:word-count="721" meta:character-count="6150" meta:non-whitespace-character-count="4773"/>
  </office:meta>
</office:document-meta>
</file>